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98d6a" officeooo:paragraph-rsid="00198d6a"/>
    </style:style>
    <style:style style:name="P2" style:family="paragraph" style:parent-style-name="Text_20_body">
      <style:text-properties officeooo:rsid="001b8798" officeooo:paragraph-rsid="001b8798"/>
    </style:style>
    <style:style style:name="P3" style:family="paragraph" style:parent-style-name="Heading_20_1">
      <style:text-properties officeooo:rsid="00198d6a" officeooo:paragraph-rsid="00198d6a"/>
    </style:style>
    <style:style style:name="P4" style:family="paragraph" style:parent-style-name="Heading_20_1">
      <style:text-properties officeooo:rsid="001b18ef" officeooo:paragraph-rsid="001b18ef"/>
    </style:style>
    <style:style style:name="T1" style:family="text">
      <style:text-properties officeooo:rsid="00198d6a"/>
    </style:style>
    <style:style style:name="T2" style:family="text">
      <style:text-properties officeooo:rsid="001a0d51"/>
    </style:style>
    <style:style style:name="T3" style:family="text">
      <style:text-properties officeooo:rsid="001d82b2"/>
    </style:style>
    <style:style style:name="T4" style:family="text">
      <style:text-properties officeooo:rsid="001e34bd"/>
    </style:style>
    <style:style style:name="T5" style:family="text">
      <style:text-properties officeooo:rsid="002121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ify hieroglyph<text:span text:style-name="T1">s</text:span> with deep-learning</text:p>
      <text:h text:style-name="P3" text:outline-level="1">Egyptology need</text:h>
      <text:p text:style-name="P1">A temple has been discovered in Egypt. Egyptologists are very excited about the discovering, and comes from every country to s<text:span text:style-name="T4">ee</text:span> it and takes a lot of pictures. So, They are a huge database of hieroglyphs, and it takes ages to classify <text:span text:style-name="T4">them</text:span> when you’re human.</text:p>
      <text:p text:style-name="P1">That’s why Egyptology needs deep-learning to classify hieroglyphs!</text:p>
      <text:h text:style-name="P3" text:outline-level="1">Strateguerre’s project</text:h>
      <text:p text:style-name="P1">We are the strateguerre team, and our mission (if we accept it, and we do!) is to implement a deep-learning solution. This solution has to be able to classify a hieroglyphe image correctly in a blink.</text:p>
      <text:p text:style-name="P1">We have two semesters <text:span text:style-name="T2">and three brains </text:span>to <text:span text:style-name="T2">design, implement and test our solution. The project is segmented in two parts. First, we use k-NN and SVM classifier, analyse results and explain why we have to choose a CNN model. Then, we will move to the project second part where we will implement a CNN model, analyse results and explain why they are better than previous ones. Finally, if we are not running out of time, we will implement a solution which combine hieroglyphs detection and classification ; in order to help egyptologists to identify a hyeroglyph on a wall.</text:span></text:p>
      <text:h text:style-name="P4" text:outline-level="1">What have <text:span text:style-name="T4">we </text:span>achieved?</text:h>
      <text:p text:style-name="P2">For Christmas, we achieved our first part goals! We have implement<text:span text:style-name="T5">ed</text:span> k-NN and SVM classifiers. As expected, results are poor.</text:p>
      <text:h text:style-name="P4" text:outline-level="1">Next steps?</text:h>
      <text:p text:style-name="P2">Fi<text:span text:style-name="T3">r</text:span>st, we have to get information on the CNN subject. Then, we have to find a pre-trained CNN model, in order to <text:span text:style-name="T5">only </text:span>have to train the <text:span text:style-name="T5">upper</text:span> layers. After, we could analyse <text:span text:style-name="T5">the </text:span>results and compare it to the previous 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adeleine</meta:initial-creator>
    <meta:creation-date>2017-12-20T16:00:49.382000000</meta:creation-date>
    <meta:generator>LibreOffice/5.3.6.1$Windows_x86 LibreOffice_project/686f202eff87ef707079aeb7f485847613344eb7</meta:generator>
    <dc:date>2017-12-20T16:41:10.825000000</dc:date>
    <dc:creator>Sarah Madeleine</dc:creator>
    <meta:editing-duration>PT28M50S</meta:editing-duration>
    <meta:editing-cycles>7</meta:editing-cycles>
    <meta:document-statistic meta:table-count="0" meta:image-count="0" meta:object-count="0" meta:page-count="1" meta:paragraph-count="11" meta:word-count="270" meta:character-count="1556" meta:non-whitespace-character-count="1301"/>
  </office:meta>
</office:document-meta>
</file>